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4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f24713" officeooo:paragraph-rsid="00f6a92b"/>
    </style:style>
    <style:style style:name="P3" style:family="paragraph" style:parent-style-name="Text_20_body">
      <style:text-properties officeooo:rsid="00deac54" officeooo:paragraph-rsid="00deac54"/>
    </style:style>
    <style:style style:name="P4" style:family="paragraph" style:parent-style-name="Text_20_body">
      <style:text-properties officeooo:paragraph-rsid="00deac54"/>
    </style:style>
    <style:style style:name="P5" style:family="paragraph" style:parent-style-name="Text_20_body">
      <style:text-properties officeooo:rsid="00e0ad35" officeooo:paragraph-rsid="00e0ad35"/>
    </style:style>
    <style:style style:name="P6" style:family="paragraph" style:parent-style-name="Text_20_body">
      <style:text-properties officeooo:rsid="00e84f3b" officeooo:paragraph-rsid="00e84f3b"/>
    </style:style>
    <style:style style:name="P7" style:family="paragraph" style:parent-style-name="Text_20_body">
      <style:text-properties officeooo:rsid="00f24713" officeooo:paragraph-rsid="00f24713"/>
    </style:style>
    <style:style style:name="P8" style:family="paragraph" style:parent-style-name="Text_20_body">
      <style:text-properties fo:font-weight="bold" officeooo:rsid="00fbaaea" officeooo:paragraph-rsid="00fbaaea" style:font-weight-asian="bold" style:font-weight-complex="bold"/>
    </style:style>
    <style:style style:name="P9" style:family="paragraph" style:parent-style-name="Text_20_body">
      <style:text-properties fo:font-weight="bold" officeooo:rsid="01056df6" officeooo:paragraph-rsid="01056df6" style:font-weight-asian="bold" style:font-weight-complex="bold"/>
    </style:style>
    <style:style style:name="P10" style:family="paragraph" style:parent-style-name="Text_20_body">
      <style:text-properties fo:font-weight="bold" officeooo:rsid="013a9245" officeooo:paragraph-rsid="013a9245" style:font-weight-asian="bold" style:font-weight-complex="bold"/>
    </style:style>
    <style:style style:name="P11" style:family="paragraph" style:parent-style-name="Text_20_body">
      <style:text-properties officeooo:rsid="00f9db8e" officeooo:paragraph-rsid="00f9db8e"/>
    </style:style>
    <style:style style:name="P12" style:family="paragraph" style:parent-style-name="Text_20_body">
      <style:text-properties officeooo:rsid="00fbaaea" officeooo:paragraph-rsid="00fbaaea"/>
    </style:style>
    <style:style style:name="P13" style:family="paragraph" style:parent-style-name="Text_20_body">
      <style:text-properties officeooo:rsid="01037e39" officeooo:paragraph-rsid="01037e39"/>
    </style:style>
    <style:style style:name="P14" style:family="paragraph" style:parent-style-name="Text_20_body">
      <style:text-properties officeooo:rsid="01056df6" officeooo:paragraph-rsid="01056df6"/>
    </style:style>
    <style:style style:name="P15" style:family="paragraph" style:parent-style-name="Text_20_body">
      <style:text-properties fo:font-weight="normal" officeooo:rsid="00f6a92b" officeooo:paragraph-rsid="00f6a92b" style:font-weight-asian="normal" style:font-weight-complex="normal"/>
    </style:style>
    <style:style style:name="P16" style:family="paragraph" style:parent-style-name="Text_20_body">
      <style:text-properties fo:font-weight="normal" officeooo:rsid="01215145" officeooo:paragraph-rsid="01215145" style:font-weight-asian="normal" style:font-weight-complex="normal"/>
    </style:style>
    <style:style style:name="P17" style:family="paragraph" style:parent-style-name="Text_20_body">
      <style:text-properties fo:font-weight="normal" officeooo:rsid="01229977" officeooo:paragraph-rsid="01229977" style:font-weight-asian="normal" style:font-weight-complex="normal"/>
    </style:style>
    <style:style style:name="P18" style:family="paragraph" style:parent-style-name="Text_20_body">
      <style:text-properties fo:font-weight="normal" officeooo:rsid="01230068" officeooo:paragraph-rsid="01230068" style:font-weight-asian="normal" style:font-weight-complex="normal"/>
    </style:style>
    <style:style style:name="P19" style:family="paragraph" style:parent-style-name="Text_20_body">
      <style:text-properties fo:font-weight="normal" officeooo:rsid="0125c4e3" officeooo:paragraph-rsid="0125c4e3" style:font-weight-asian="normal" style:font-weight-complex="normal"/>
    </style:style>
    <style:style style:name="P20" style:family="paragraph" style:parent-style-name="Text_20_body">
      <style:text-properties fo:font-weight="normal" officeooo:rsid="01286622" officeooo:paragraph-rsid="01286622" style:font-weight-asian="normal" style:font-weight-complex="normal"/>
    </style:style>
    <style:style style:name="P21" style:family="paragraph" style:parent-style-name="Text_20_body">
      <style:text-properties fo:font-weight="normal" officeooo:rsid="012a35fa" officeooo:paragraph-rsid="012a35fa" style:font-weight-asian="normal" style:font-weight-complex="normal"/>
    </style:style>
    <style:style style:name="P22" style:family="paragraph" style:parent-style-name="Text_20_body">
      <style:text-properties fo:font-weight="normal" officeooo:rsid="012113e2" officeooo:paragraph-rsid="012113e2" style:font-weight-asian="normal" style:font-weight-complex="normal"/>
    </style:style>
    <style:style style:name="P23" style:family="paragraph" style:parent-style-name="Text_20_body">
      <style:text-properties style:text-underline-style="solid" style:text-underline-width="auto" style:text-underline-color="font-color" fo:font-weight="normal" officeooo:rsid="01230068" officeooo:paragraph-rsid="01230068" style:font-weight-asian="normal" style:font-weight-complex="normal"/>
    </style:style>
    <style:style style:name="P24" style:family="paragraph" style:parent-style-name="Text_20_body">
      <style:text-properties style:text-underline-style="solid" style:text-underline-width="auto" style:text-underline-color="font-color" fo:font-weight="normal" officeooo:rsid="01286622" officeooo:paragraph-rsid="01286622" style:font-weight-asian="normal" style:font-weight-complex="normal"/>
    </style:style>
    <style:style style:name="P25" style:family="paragraph" style:parent-style-name="Text_20_body">
      <style:text-properties style:text-underline-style="solid" style:text-underline-width="auto" style:text-underline-color="font-color" fo:font-weight="normal" officeooo:rsid="012d147c" officeooo:paragraph-rsid="012d147c" style:font-weight-asian="normal" style:font-weight-complex="normal"/>
    </style:style>
    <style:style style:name="P26" style:family="paragraph" style:parent-style-name="Text_20_body">
      <style:text-properties style:text-underline-style="solid" style:text-underline-width="auto" style:text-underline-color="font-color" fo:font-weight="normal" officeooo:rsid="012f0436" officeooo:paragraph-rsid="012f0436" style:font-weight-asian="normal" style:font-weight-complex="normal"/>
    </style:style>
    <style:style style:name="P27" style:family="paragraph" style:parent-style-name="Text_20_body">
      <style:text-properties style:text-underline-style="solid" style:text-underline-width="auto" style:text-underline-color="font-color" fo:font-weight="normal" officeooo:rsid="0131141b" officeooo:paragraph-rsid="0131141b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rsid="012f0436" officeooo:paragraph-rsid="012f0436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1301490" officeooo:paragraph-rsid="01301490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1318050" officeooo:paragraph-rsid="0131141b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Courier 10 Pitch" style:text-underline-style="none" fo:font-weight="normal" officeooo:rsid="012f0436" officeooo:paragraph-rsid="012f0436" style:font-weight-asian="normal" style:font-weight-complex="normal"/>
    </style:style>
    <style:style style:name="P32" style:family="paragraph" style:parent-style-name="Text_20_body">
      <style:text-properties officeooo:rsid="00ff6f55" officeooo:paragraph-rsid="00ff6f55"/>
    </style:style>
    <style:style style:name="P33" style:family="paragraph" style:parent-style-name="Text_20_body">
      <style:text-properties officeooo:rsid="0134aed8" officeooo:paragraph-rsid="00ff6f55"/>
    </style:style>
    <style:style style:name="P34" style:family="paragraph" style:parent-style-name="Text_20_body">
      <style:text-properties officeooo:paragraph-rsid="00ff84b3"/>
    </style:style>
    <style:style style:name="P35" style:family="paragraph" style:parent-style-name="Text_20_body">
      <style:text-properties officeooo:paragraph-rsid="00feb0ce"/>
    </style:style>
    <style:style style:name="P36" style:family="paragraph" style:parent-style-name="Text_20_body">
      <style:text-properties officeooo:rsid="013744e3" officeooo:paragraph-rsid="013744e3"/>
    </style:style>
    <style:style style:name="P37" style:family="paragraph" style:parent-style-name="Text_20_body">
      <style:text-properties officeooo:rsid="013c64e4" officeooo:paragraph-rsid="013c64e4"/>
    </style:style>
    <style:style style:name="P38" style:family="paragraph" style:parent-style-name="Text_20_body">
      <style:text-properties officeooo:rsid="01405bc1" officeooo:paragraph-rsid="01405bc1"/>
    </style:style>
    <style:style style:name="P39" style:family="paragraph" style:parent-style-name="Text_20_body">
      <style:text-properties officeooo:rsid="014188b4" officeooo:paragraph-rsid="014188b4"/>
    </style:style>
    <style:style style:name="P40" style:family="paragraph" style:parent-style-name="Text_20_body">
      <style:text-properties officeooo:paragraph-rsid="014188b4"/>
    </style:style>
    <style:style style:name="P41" style:family="paragraph" style:parent-style-name="Table_20_Contents">
      <style:paragraph-properties fo:text-align="center" style:justify-single-word="false"/>
      <style:text-properties officeooo:rsid="00e2409b" officeooo:paragraph-rsid="00e2409b"/>
    </style:style>
    <style:style style:name="P42" style:family="paragraph" style:parent-style-name="Table_20_Contents">
      <style:paragraph-properties fo:text-align="center" style:justify-single-word="false"/>
      <style:text-properties officeooo:rsid="00e4345b" officeooo:paragraph-rsid="00e4345b"/>
    </style:style>
    <style:style style:name="P43" style:family="paragraph" style:parent-style-name="Table_20_Contents">
      <style:paragraph-properties fo:text-align="center" style:justify-single-word="false"/>
      <style:text-properties style:font-name="Courier 10 Pitch" fo:font-size="16pt" officeooo:rsid="00e2409b" officeooo:paragraph-rsid="00e2409b" style:font-size-asian="16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16pt" officeooo:rsid="00e2409b" officeooo:paragraph-rsid="00e6c65e" style:font-size-asian="16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Courier 10 Pitch" fo:font-size="16pt" officeooo:rsid="00e2409b" officeooo:paragraph-rsid="00ecdff3" style:font-size-asian="16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Courier 10 Pitch" fo:font-size="16pt" officeooo:rsid="00e4345b" officeooo:paragraph-rsid="00e4345b" style:font-size-asian="16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Courier 10 Pitch" fo:font-size="16pt" officeooo:rsid="00ecdff3" officeooo:paragraph-rsid="00ecdff3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Courier 10 Pitch" fo:font-size="16pt" officeooo:rsid="00ecdff3" officeooo:paragraph-rsid="00eddd1e" style:font-size-asian="16pt" style:font-size-complex="16pt"/>
    </style:style>
    <style:style style:name="P49" style:family="paragraph" style:parent-style-name="Table_20_Contents">
      <style:text-properties style:font-name="Courier 10 Pitch" officeooo:rsid="00fda775" officeooo:paragraph-rsid="00fda775"/>
    </style:style>
    <style:style style:name="P50" style:family="paragraph" style:parent-style-name="Table_20_Contents">
      <style:text-properties style:font-name="Courier 10 Pitch" officeooo:rsid="0105bfc7" officeooo:paragraph-rsid="0105bfc7"/>
    </style:style>
    <style:style style:name="P51" style:family="paragraph" style:parent-style-name="Table_20_Contents">
      <style:text-properties style:font-name="Courier 10 Pitch" officeooo:rsid="01069666" officeooo:paragraph-rsid="01069666"/>
    </style:style>
    <style:style style:name="P52" style:family="paragraph" style:parent-style-name="Table_20_Contents">
      <style:text-properties style:font-name="Courier 10 Pitch" officeooo:rsid="0107dcc3" officeooo:paragraph-rsid="0107dcc3"/>
    </style:style>
    <style:style style:name="P53" style:family="paragraph" style:parent-style-name="Table_20_Contents">
      <style:text-properties style:font-name="Courier 10 Pitch" officeooo:rsid="01085db3" officeooo:paragraph-rsid="01085db3"/>
    </style:style>
    <style:style style:name="P54" style:family="paragraph" style:parent-style-name="Table_20_Contents">
      <style:text-properties style:font-name="Courier 10 Pitch" officeooo:rsid="01090fda" officeooo:paragraph-rsid="01090fda"/>
    </style:style>
    <style:style style:name="P55" style:family="paragraph" style:parent-style-name="Table_20_Contents">
      <style:text-properties style:font-name="Courier 10 Pitch" officeooo:rsid="0117f899" officeooo:paragraph-rsid="0117f899"/>
    </style:style>
    <style:style style:name="P56" style:family="paragraph" style:parent-style-name="Table_20_Contents">
      <style:text-properties style:font-name="Courier 10 Pitch" officeooo:rsid="01167725" officeooo:paragraph-rsid="01167725"/>
    </style:style>
    <style:style style:name="P57" style:family="paragraph" style:parent-style-name="Table_20_Contents">
      <style:text-properties style:font-name="Courier 10 Pitch" officeooo:rsid="011b1580" officeooo:paragraph-rsid="011b1580"/>
    </style:style>
    <style:style style:name="P58" style:family="paragraph" style:parent-style-name="Table_20_Contents">
      <style:text-properties style:font-name="Courier 10 Pitch" officeooo:rsid="011cfdfa" officeooo:paragraph-rsid="011cfdfa"/>
    </style:style>
    <style:style style:name="P59" style:family="paragraph" style:parent-style-name="Table_20_Contents">
      <style:text-properties style:font-name="Courier 10 Pitch" officeooo:rsid="011eb647" officeooo:paragraph-rsid="011eb647"/>
    </style:style>
    <style:style style:name="P60" style:family="paragraph" style:parent-style-name="Table_20_Contents">
      <style:text-properties style:font-name="Courier 10 Pitch" officeooo:rsid="01270dd6" officeooo:paragraph-rsid="01270dd6"/>
    </style:style>
    <style:style style:name="P61" style:family="paragraph" style:parent-style-name="Table_20_Contents">
      <style:text-properties style:font-name="Courier 10 Pitch" officeooo:rsid="01270dd6" officeooo:paragraph-rsid="01286622"/>
    </style:style>
    <style:style style:name="P62" style:family="paragraph" style:parent-style-name="Table_20_Contents">
      <style:text-properties style:font-name="Courier 10 Pitch" officeooo:rsid="012a35fa" officeooo:paragraph-rsid="012a35fa"/>
    </style:style>
    <style:style style:name="P63" style:family="paragraph" style:parent-style-name="Table_20_Contents">
      <style:text-properties style:font-name="Courier 10 Pitch" officeooo:rsid="012ee63a" officeooo:paragraph-rsid="012ee63a"/>
    </style:style>
    <style:style style:name="P64" style:family="paragraph" style:parent-style-name="Table_20_Contents">
      <style:text-properties style:font-name="Courier 10 Pitch" officeooo:rsid="01318050" officeooo:paragraph-rsid="01318050"/>
    </style:style>
    <style:style style:name="P65" style:family="paragraph" style:parent-style-name="Table_20_Contents">
      <style:text-properties style:font-name="Courier 10 Pitch" officeooo:rsid="01368a42" officeooo:paragraph-rsid="01368a42"/>
    </style:style>
    <style:style style:name="P66" style:family="paragraph" style:parent-style-name="Table_20_Contents">
      <style:text-properties style:font-name="Courier 10 Pitch" officeooo:rsid="013c64e4" officeooo:paragraph-rsid="013c64e4"/>
    </style:style>
    <style:style style:name="P67" style:family="paragraph" style:parent-style-name="Table_20_Contents">
      <style:paragraph-properties fo:text-align="center" style:justify-single-word="false"/>
      <style:text-properties officeooo:rsid="00ecdff3" officeooo:paragraph-rsid="00ecdff3"/>
    </style:style>
    <style:style style:name="P68" style:family="paragraph" style:parent-style-name="Table_20_Contents">
      <style:text-properties officeooo:rsid="00ee76fe" officeooo:paragraph-rsid="00ee76fe"/>
    </style:style>
    <style:style style:name="P69" style:family="paragraph" style:parent-style-name="Table_20_Contents">
      <style:text-properties officeooo:rsid="00f0b06d" officeooo:paragraph-rsid="00f0b06d"/>
    </style:style>
    <style:style style:name="P70" style:family="paragraph" style:parent-style-name="Table_20_Contents">
      <style:text-properties officeooo:rsid="00f4d460" officeooo:paragraph-rsid="00f6a92b"/>
    </style:style>
    <style:style style:name="P7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normal" officeooo:rsid="012b248a" officeooo:paragraph-rsid="012b248a" style:font-weight-asian="normal" style:font-weight-complex="normal"/>
    </style:style>
    <style:style style:name="P72" style:family="paragraph" style:parent-style-name="Text_20_body" style:list-style-name="L1">
      <style:text-properties fo:font-weight="normal" officeooo:rsid="01215145" officeooo:paragraph-rsid="01215145" style:font-weight-asian="normal" style:font-weight-complex="normal"/>
    </style:style>
    <style:style style:name="P73" style:family="paragraph" style:parent-style-name="Text_20_body" style:list-style-name="L2">
      <style:text-properties fo:font-weight="normal" officeooo:rsid="01230068" officeooo:paragraph-rsid="01230068" style:font-weight-asian="normal" style:font-weight-complex="normal"/>
    </style:style>
    <style:style style:name="P74" style:family="paragraph" style:parent-style-name="Text_20_body">
      <style:text-properties fo:font-weight="normal" officeooo:rsid="01391f0a" officeooo:paragraph-rsid="013744e3" style:font-weight-asian="normal" style:font-weight-complex="normal"/>
    </style:style>
    <style:style style:name="P75" style:family="paragraph" style:parent-style-name="Text_20_body">
      <style:text-properties fo:font-weight="normal" officeooo:rsid="013e414a" officeooo:paragraph-rsid="013e414a" style:font-weight-asian="normal" style:font-weight-complex="normal"/>
    </style:style>
    <style:style style:name="P76" style:family="paragraph" style:parent-style-name="Text_20_body">
      <style:text-properties fo:font-weight="normal" officeooo:rsid="01056df6" officeooo:paragraph-rsid="01037e39" style:font-weight-asian="normal" style:font-weight-complex="normal"/>
    </style:style>
    <style:style style:name="P77" style:family="paragraph" style:parent-style-name="Text_20_body" style:list-style-name="L3">
      <style:text-properties officeooo:paragraph-rsid="013a9245"/>
    </style:style>
    <style:style style:name="P78" style:family="paragraph" style:parent-style-name="Text_20_body" style:list-style-name="L3">
      <style:text-properties officeooo:rsid="013ab99c" officeooo:paragraph-rsid="013ab99c"/>
    </style:style>
    <style:style style:name="P79" style:family="paragraph" style:parent-style-name="Header">
      <style:paragraph-properties fo:text-align="end" style:justify-single-word="false"/>
      <style:text-properties officeooo:rsid="0012a4d4" officeooo:paragraph-rsid="0012a4d4"/>
    </style:style>
    <style:style style:name="P80" style:family="paragraph" style:parent-style-name="Heading_20_1">
      <style:text-properties officeooo:rsid="00db3eea" officeooo:paragraph-rsid="00db3eea"/>
    </style:style>
    <style:style style:name="P81" style:family="paragraph" style:parent-style-name="Heading_20_1">
      <style:text-properties officeooo:paragraph-rsid="005f2819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2">
      <style:text-properties style:font-name="Liberation Sans Narrow" fo:font-size="12pt" fo:font-weight="bold" officeooo:rsid="004f13b7" officeooo:paragraph-rsid="00f3c1b4" style:font-name-asian="Droid Sans Fallback" style:font-size-asian="12pt" style:font-weight-asian="bold" style:font-name-complex="FreeSans" style:font-size-complex="12pt" style:font-weight-complex="600"/>
    </style:style>
    <style:style style:name="P84" style:family="paragraph" style:parent-style-name="Heading_20_3" style:list-style-name=""/>
    <style:style style:name="P85" style:family="paragraph" style:parent-style-name="Heading_20_3" style:list-style-name="">
      <style:text-properties officeooo:rsid="013ac680" officeooo:paragraph-rsid="013ac680"/>
    </style:style>
    <style:style style:name="P86" style:family="paragraph" style:parent-style-name="Heading_20_3">
      <style:text-properties fo:font-weight="normal" officeooo:rsid="0134aed8" style:font-weight-asian="normal" style:font-weight-complex="normal"/>
    </style:style>
    <style:style style:name="P87" style:family="paragraph" style:parent-style-name="Heading_20_3">
      <style:paragraph-properties fo:break-before="page"/>
    </style:style>
    <style:style style:name="P88" style:family="paragraph" style:parent-style-name="Heading_20_3">
      <style:paragraph-properties fo:break-before="page"/>
      <style:text-properties fo:font-weight="normal" style:font-weight-asian="normal" style:font-weight-complex="normal"/>
    </style:style>
    <style:style style:name="P89" style:family="paragraph" style:parent-style-name="Heading_20_3">
      <style:paragraph-properties fo:break-before="page"/>
      <style:text-properties officeooo:rsid="013ac680" officeooo:paragraph-rsid="013ac680"/>
    </style:style>
    <style:style style:name="T1" style:family="text">
      <style:text-properties officeooo:rsid="0018df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eac54" style:font-weight-asian="bold" style:font-weight-complex="bold"/>
    </style:style>
    <style:style style:name="T4" style:family="text">
      <style:text-properties fo:font-weight="bold" officeooo:rsid="01013ffc" style:font-weight-asian="bold" style:font-weight-complex="bold"/>
    </style:style>
    <style:style style:name="T5" style:family="text">
      <style:text-properties fo:font-weight="bold" officeooo:rsid="01056df6" style:font-weight-asian="bold" style:font-weight-complex="bold"/>
    </style:style>
    <style:style style:name="T6" style:family="text">
      <style:text-properties fo:font-weight="bold" officeooo:rsid="0124358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deac54" style:font-weight-asian="normal" style:font-weight-complex="normal"/>
    </style:style>
    <style:style style:name="T9" style:family="text">
      <style:text-properties fo:font-weight="normal" officeooo:rsid="00df4b53" style:font-weight-asian="normal" style:font-weight-complex="normal"/>
    </style:style>
    <style:style style:name="T10" style:family="text">
      <style:text-properties fo:font-weight="normal" officeooo:rsid="00df80c1" style:font-weight-asian="normal" style:font-weight-complex="normal"/>
    </style:style>
    <style:style style:name="T11" style:family="text">
      <style:text-properties fo:font-weight="normal" officeooo:rsid="00e8c747" style:font-weight-asian="normal" style:font-weight-complex="normal"/>
    </style:style>
    <style:style style:name="T12" style:family="text">
      <style:text-properties fo:font-weight="normal" officeooo:rsid="00ea31bb" style:font-weight-asian="normal" style:font-weight-complex="normal"/>
    </style:style>
    <style:style style:name="T13" style:family="text">
      <style:text-properties fo:font-weight="normal" officeooo:rsid="00eb250c" style:font-weight-asian="normal" style:font-weight-complex="normal"/>
    </style:style>
    <style:style style:name="T14" style:family="text">
      <style:text-properties fo:font-weight="normal" officeooo:rsid="00f5cc1b" style:font-weight-asian="normal" style:font-weight-complex="normal"/>
    </style:style>
    <style:style style:name="T15" style:family="text">
      <style:text-properties fo:font-weight="normal" officeooo:rsid="0101c381" style:font-weight-asian="normal" style:font-weight-complex="normal"/>
    </style:style>
    <style:style style:name="T16" style:family="text">
      <style:text-properties fo:font-weight="normal" officeooo:rsid="01037e39" style:font-weight-asian="normal" style:font-weight-complex="normal"/>
    </style:style>
    <style:style style:name="T17" style:family="text">
      <style:text-properties fo:font-weight="normal" officeooo:rsid="01040e61" style:font-weight-asian="normal" style:font-weight-complex="normal"/>
    </style:style>
    <style:style style:name="T18" style:family="text">
      <style:text-properties fo:font-weight="normal" officeooo:rsid="01056df6" style:font-weight-asian="normal" style:font-weight-complex="normal"/>
    </style:style>
    <style:style style:name="T19" style:family="text">
      <style:text-properties fo:font-weight="normal" officeooo:rsid="0111c3d5" style:font-weight-asian="normal" style:font-weight-complex="normal"/>
    </style:style>
    <style:style style:name="T20" style:family="text">
      <style:text-properties fo:font-weight="normal" officeooo:rsid="01167725" style:font-weight-asian="normal" style:font-weight-complex="normal"/>
    </style:style>
    <style:style style:name="T21" style:family="text">
      <style:text-properties fo:font-weight="normal" officeooo:rsid="00fa6381" style:font-weight-asian="normal" style:font-weight-complex="normal"/>
    </style:style>
    <style:style style:name="T22" style:family="text">
      <style:text-properties fo:font-weight="normal" officeooo:rsid="01391f0a" style:font-weight-asian="normal" style:font-weight-complex="normal"/>
    </style:style>
    <style:style style:name="T23" style:family="text">
      <style:text-properties fo:font-weight="normal" officeooo:rsid="013a9245" style:font-weight-asian="normal" style:font-weight-complex="normal"/>
    </style:style>
    <style:style style:name="T24" style:family="text">
      <style:text-properties fo:font-weight="normal" officeooo:rsid="01416442" style:font-weight-asian="normal" style:font-weight-complex="normal"/>
    </style:style>
    <style:style style:name="T25" style:family="text">
      <style:text-properties fo:font-weight="normal" officeooo:rsid="014188b4" style:font-weight-asian="normal" style:font-weight-complex="normal"/>
    </style:style>
    <style:style style:name="T26" style:family="text">
      <style:text-properties fo:font-weight="normal" officeooo:rsid="014335d0" style:font-weight-asian="normal" style:font-weight-complex="normal"/>
    </style:style>
    <style:style style:name="T27" style:family="text">
      <style:text-properties fo:font-weight="normal" officeooo:rsid="01447430" style:font-weight-asian="normal" style:font-weight-complex="normal"/>
    </style:style>
    <style:style style:name="T28" style:family="text">
      <style:text-properties fo:font-weight="normal" officeooo:rsid="0145a4eb" style:font-weight-asian="normal" style:font-weight-complex="normal"/>
    </style:style>
    <style:style style:name="T29" style:family="text">
      <style:text-properties fo:font-weight="normal" officeooo:rsid="0145d714" style:font-weight-asian="normal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5a4323" style:font-size-asian="12pt" style:font-size-complex="12pt"/>
    </style:style>
    <style:style style:name="T32" style:family="text">
      <style:text-properties fo:font-size="12pt" officeooo:rsid="00dd23f3" style:font-size-asian="12pt" style:font-size-complex="12pt"/>
    </style:style>
    <style:style style:name="T33" style:family="text">
      <style:text-properties officeooo:rsid="0091822f"/>
    </style:style>
    <style:style style:name="T34" style:family="text">
      <style:text-properties officeooo:rsid="00e2409b"/>
    </style:style>
    <style:style style:name="T35" style:family="text">
      <style:text-properties officeooo:rsid="00f06f60"/>
    </style:style>
    <style:style style:name="T36" style:family="text">
      <style:text-properties officeooo:rsid="00f0b06d"/>
    </style:style>
    <style:style style:name="T37" style:family="text">
      <style:text-properties officeooo:rsid="00f712ab"/>
    </style:style>
    <style:style style:name="T38" style:family="text">
      <style:text-properties officeooo:rsid="01069666"/>
    </style:style>
    <style:style style:name="T39" style:family="text">
      <style:text-properties officeooo:rsid="010996df"/>
    </style:style>
    <style:style style:name="T40" style:family="text">
      <style:text-properties officeooo:rsid="010b11b2"/>
    </style:style>
    <style:style style:name="T41" style:family="text">
      <style:text-properties officeooo:rsid="010b76de"/>
    </style:style>
    <style:style style:name="T42" style:family="text">
      <style:text-properties officeooo:rsid="010d0f40"/>
    </style:style>
    <style:style style:name="T43" style:family="text">
      <style:text-properties officeooo:rsid="010ef72b"/>
    </style:style>
    <style:style style:name="T44" style:family="text">
      <style:text-properties officeooo:rsid="0117f899"/>
    </style:style>
    <style:style style:name="T45" style:family="text">
      <style:text-properties officeooo:rsid="011c2225"/>
    </style:style>
    <style:style style:name="T46" style:family="text">
      <style:text-properties officeooo:rsid="01201f42"/>
    </style:style>
    <style:style style:name="T47" style:family="text">
      <style:text-properties officeooo:rsid="00ee76fe"/>
    </style:style>
    <style:style style:name="T48" style:family="text">
      <style:text-properties officeooo:rsid="01229288"/>
    </style:style>
    <style:style style:name="T49" style:family="text">
      <style:text-properties officeooo:rsid="01243589"/>
    </style:style>
    <style:style style:name="T50" style:family="text">
      <style:text-properties officeooo:rsid="01286622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12db087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style:text-underline-style="none" officeooo:rsid="01318050"/>
    </style:style>
    <style:style style:name="T55" style:family="text">
      <style:text-properties style:font-name="Courier 10 Pitch" fo:font-weight="normal" style:font-weight-asian="normal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<text:bookmark-start text:name="__RefHeading__741_535536041"/>File I/O<text:bookmark-end text:name="__RefHeading__741_535536041"/></text:h>
      <text:h text:style-name="P81" text:outline-level="1"><text:bookmark-start text:name="__RefHeading__743_535536041"/><text:span text:style-name="T30">Exercise </text:span><text:span text:style-name="T31">1</text:span><text:span text:style-name="T30">: </text:span><text:span text:style-name="T32">Morse Code Converter</text:span><text:bookmark-end text:name="__RefHeading__743_535536041"/></text:h>
      <text:p text:style-name="P4"><text:span text:style-name="T8">For this exercise, you will read in an </text:span><text:span text:style-name="T3">input.txt</text:span><text:span text:style-name="T8"> file, which has English text, and you will write out a </text:span><text:span text:style-name="T3">output.txt</text:span><text:span text:style-name="T8"> file, which will contain the same message from the input, but in morse code.</text:span></text:p>
      <text:p text:style-name="P3"><text:span text:style-name="T7">You will read each word from the file, and create a “converted” string by reading through each letter of the word and writing the morse code equivalent to the converted string. </text:span><text:span text:style-name="T9">Then, </text:span><text:span text:style-name="T10">the conversion will be written back out. </text:span><text:span text:style-name="T12">All words will be capital letters. </text:span><text:span text:style-name="T13">Separate each letter in morse code by a space, </text:span><text:span text:style-name="T14">and each word in morse code by a slash /.</text:span></text:p>
      <text:h text:style-name="Heading_20_3" text:outline-level="3"><text:bookmark-start text:name="__RefHeading__745_535536041"/><text:span text:style-name="T10">M</text:span><text:span text:style-name="T7">orse Code</text:span><text:bookmark-end text:name="__RefHeading__745_535536041"/>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41">A</text:p>
          </table:table-cell>
          <table:table-cell table:style-name="Table1.A1" office:value-type="string">
            <text:p text:style-name="P41">B</text:p>
          </table:table-cell>
          <table:table-cell table:style-name="Table1.A1" office:value-type="string">
            <text:p text:style-name="P41">C</text:p>
          </table:table-cell>
          <table:table-cell table:style-name="Table1.A1" office:value-type="string">
            <text:p text:style-name="P41">D</text:p>
          </table:table-cell>
          <table:table-cell table:style-name="Table1.A1" office:value-type="string">
            <text:p text:style-name="P41">E</text:p>
          </table:table-cell>
          <table:table-cell table:style-name="Table1.F1" office:value-type="string">
            <text:p text:style-name="P42">F</text:p>
          </table:table-cell>
        </table:table-row>
        <table:table-row>
          <table:table-cell table:style-name="Table1.A2" office:value-type="string">
            <text:p text:style-name="P43">.-</text:p>
          </table:table-cell>
          <table:table-cell table:style-name="Table1.A2" office:value-type="string">
            <text:p text:style-name="P43">-...</text:p>
          </table:table-cell>
          <table:table-cell table:style-name="Table1.A2" office:value-type="string">
            <text:p text:style-name="P43">-.-.</text:p>
          </table:table-cell>
          <table:table-cell table:style-name="Table1.A2" office:value-type="string">
            <text:p text:style-name="P43">-..</text:p>
          </table:table-cell>
          <table:table-cell table:style-name="Table1.A2" office:value-type="string">
            <text:p text:style-name="P43">.</text:p>
          </table:table-cell>
          <table:table-cell table:style-name="Table1.F2" office:value-type="string">
            <text:p text:style-name="P46">..-.</text:p>
          </table:table-cell>
        </table:table-row>
        <table:table-row>
          <table:table-cell table:style-name="Table1.A2" office:value-type="string">
            <text:p text:style-name="P42">G</text:p>
          </table:table-cell>
          <table:table-cell table:style-name="Table1.A2" office:value-type="string">
            <text:p text:style-name="P42">H</text:p>
          </table:table-cell>
          <table:table-cell table:style-name="Table1.A2" office:value-type="string">
            <text:p text:style-name="P42">I</text:p>
          </table:table-cell>
          <table:table-cell table:style-name="Table1.A2" office:value-type="string">
            <text:p text:style-name="P42">J</text:p>
          </table:table-cell>
          <table:table-cell table:style-name="Table1.A2" office:value-type="string">
            <text:p text:style-name="P42">K</text:p>
          </table:table-cell>
          <table:table-cell table:style-name="Table1.F2" office:value-type="string">
            <text:p text:style-name="P42">L</text:p>
          </table:table-cell>
        </table:table-row>
        <table:table-row table:style-name="Table1.4">
          <table:table-cell table:style-name="Table1.A4" office:value-type="string">
            <text:p text:style-name="P43">–.</text:p>
          </table:table-cell>
          <table:table-cell table:style-name="Table1.A4" office:value-type="string">
            <text:p text:style-name="P43">....</text:p>
          </table:table-cell>
          <table:table-cell table:style-name="Table1.A4" office:value-type="string">
            <text:p text:style-name="P43">..</text:p>
          </table:table-cell>
          <table:table-cell table:style-name="Table1.A4" office:value-type="string">
            <text:p text:style-name="P43">.---</text:p>
          </table:table-cell>
          <table:table-cell table:style-name="Table1.A4" office:value-type="string">
            <text:p text:style-name="P43">-.-</text:p>
          </table:table-cell>
          <table:table-cell table:style-name="Table1.F4" office:value-type="string">
            <text:p text:style-name="P43">.-..</text:p>
          </table:table-cell>
        </table:table-row>
        <table:table-row>
          <table:table-cell table:style-name="Table1.A2" office:value-type="string">
            <text:p text:style-name="P42">M</text:p>
          </table:table-cell>
          <table:table-cell table:style-name="Table1.A2" office:value-type="string">
            <text:p text:style-name="P42">N</text:p>
          </table:table-cell>
          <table:table-cell table:style-name="Table1.A2" office:value-type="string">
            <text:p text:style-name="P42">O</text:p>
          </table:table-cell>
          <table:table-cell table:style-name="Table1.A2" office:value-type="string">
            <text:p text:style-name="P42">P</text:p>
          </table:table-cell>
          <table:table-cell table:style-name="Table1.A2" office:value-type="string">
            <text:p text:style-name="P42">Q</text:p>
          </table:table-cell>
          <table:table-cell table:style-name="Table1.F2" office:value-type="string">
            <text:p text:style-name="P42">R</text:p>
          </table:table-cell>
        </table:table-row>
        <table:table-row table:style-name="Table1.4">
          <table:table-cell table:style-name="Table1.A4" office:value-type="string">
            <text:p text:style-name="P43">--</text:p>
          </table:table-cell>
          <table:table-cell table:style-name="Table1.A4" office:value-type="string">
            <text:p text:style-name="P43">-.</text:p>
          </table:table-cell>
          <table:table-cell table:style-name="Table1.A4" office:value-type="string">
            <text:p text:style-name="P43">---</text:p>
          </table:table-cell>
          <table:table-cell table:style-name="Table1.A4" office:value-type="string">
            <text:p text:style-name="P43">.--.</text:p>
          </table:table-cell>
          <table:table-cell table:style-name="Table1.A4" office:value-type="string">
            <text:p text:style-name="P43">–.-</text:p>
          </table:table-cell>
          <table:table-cell table:style-name="Table1.F4" office:value-type="string">
            <text:p text:style-name="P43">.-.</text:p>
          </table:table-cell>
        </table:table-row>
        <table:table-row>
          <table:table-cell table:style-name="Table1.A2" office:value-type="string">
            <text:p text:style-name="P42">S</text:p>
          </table:table-cell>
          <table:table-cell table:style-name="Table1.A2" office:value-type="string">
            <text:p text:style-name="P42">T</text:p>
          </table:table-cell>
          <table:table-cell table:style-name="Table1.A2" office:value-type="string">
            <text:p text:style-name="P42">U</text:p>
          </table:table-cell>
          <table:table-cell table:style-name="Table1.A2" office:value-type="string">
            <text:p text:style-name="P42">V</text:p>
          </table:table-cell>
          <table:table-cell table:style-name="Table1.A2" office:value-type="string">
            <text:p text:style-name="P42">W</text:p>
          </table:table-cell>
          <table:table-cell table:style-name="Table1.F2" office:value-type="string">
            <text:p text:style-name="P42">X</text:p>
          </table:table-cell>
        </table:table-row>
        <table:table-row table:style-name="Table1.4">
          <table:table-cell table:style-name="Table1.A4" office:value-type="string">
            <text:p text:style-name="P43">...</text:p>
          </table:table-cell>
          <table:table-cell table:style-name="Table1.A4" office:value-type="string">
            <text:p text:style-name="P43">-</text:p>
          </table:table-cell>
          <table:table-cell table:style-name="Table1.A4" office:value-type="string">
            <text:p text:style-name="P43">..-</text:p>
          </table:table-cell>
          <table:table-cell table:style-name="Table1.A4" office:value-type="string">
            <text:p text:style-name="P44">...-</text:p>
          </table:table-cell>
          <table:table-cell table:style-name="Table1.A4" office:value-type="string">
            <text:p text:style-name="P43">.--</text:p>
          </table:table-cell>
          <table:table-cell table:style-name="Table1.F4" office:value-type="string">
            <text:p text:style-name="P43">-..-</text:p>
          </table:table-cell>
        </table:table-row>
        <table:table-row>
          <table:table-cell table:style-name="Table1.A2" office:value-type="string">
            <text:p text:style-name="P42">Y</text:p>
          </table:table-cell>
          <table:table-cell table:style-name="Table1.A2" office:value-type="string">
            <text:p text:style-name="P42">Z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67">2</text:p>
          </table:table-cell>
          <table:table-cell table:style-name="Table1.F2" office:value-type="string">
            <text:p text:style-name="P67">3</text:p>
          </table:table-cell>
        </table:table-row>
        <table:table-row table:style-name="Table1.4">
          <table:table-cell table:style-name="Table1.A4" office:value-type="string">
            <text:p text:style-name="P43">-.--</text:p>
          </table:table-cell>
          <table:table-cell table:style-name="Table1.F4" office:value-type="string">
            <text:p text:style-name="P43">–..</text:p>
          </table:table-cell>
          <table:table-cell table:style-name="Table1.A2" office:value-type="string">
            <text:p text:style-name="P43">-----</text:p>
          </table:table-cell>
          <table:table-cell table:style-name="Table1.A2" office:value-type="string">
            <text:p text:style-name="P43">.----</text:p>
          </table:table-cell>
          <table:table-cell table:style-name="Table1.A2" office:value-type="string">
            <text:p text:style-name="P43">..---</text:p>
          </table:table-cell>
          <table:table-cell table:style-name="Table1.F2" office:value-type="string">
            <text:p text:style-name="P45">...--</text:p>
          </table:table-cell>
        </table:table-row>
        <table:table-row table:style-name="Table1.4"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67">6</text:p>
          </table:table-cell>
          <table:table-cell table:style-name="Table1.A4" office:value-type="string">
            <text:p text:style-name="P67">7</text:p>
          </table:table-cell>
          <table:table-cell table:style-name="Table1.A4" office:value-type="string">
            <text:p text:style-name="P67">8</text:p>
          </table:table-cell>
          <table:table-cell table:style-name="Table1.F4" office:value-type="string">
            <text:p text:style-name="P67">9</text:p>
          </table:table-cell>
        </table:table-row>
        <table:table-row table:style-name="Table1.4">
          <table:table-cell table:style-name="Table1.A4" office:value-type="string">
            <text:p text:style-name="P47"><text:span text:style-name="T34">...</text:span>.-</text:p>
          </table:table-cell>
          <table:table-cell table:style-name="Table1.A4" office:value-type="string">
            <text:p text:style-name="P47"><text:span text:style-name="T34">...</text:span>..</text:p>
          </table:table-cell>
          <table:table-cell table:style-name="Table1.A4" office:value-type="string">
            <text:p text:style-name="P48">-<text:span text:style-name="T34">....</text:span></text:p>
          </table:table-cell>
          <table:table-cell table:style-name="Table1.A4" office:value-type="string">
            <text:p text:style-name="P48">--<text:span text:style-name="T34">...</text:span></text:p>
          </table:table-cell>
          <table:table-cell table:style-name="Table1.A4" office:value-type="string">
            <text:p text:style-name="P48">---<text:span text:style-name="T34">..</text:span></text:p>
          </table:table-cell>
          <table:table-cell table:style-name="Table1.F4" office:value-type="string">
            <text:p text:style-name="P47">----.</text:p>
          </table:table-cell>
        </table:table-row>
      </table:table>
      <text:p text:style-name="P5"/>
      <text:h text:style-name="P84" text:outline-level="3"/>
      <text:h text:style-name="P88" text:outline-level="3"><text:bookmark-start text:name="__RefHeading__747_535536041"/>Message File<text:bookmark-end text:name="__RefHeading__747_535536041"/></text:h>
      <text:p text:style-name="P6"><text:span text:style-name="T7">Copy this text into </text:span><text:span text:style-name="T11">a text editor (like notepad) and save it into the same path as your source files.</text:span></text:p>
      <text:p text:style-name="P8">input.txt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8">TOP GAMES OF <text:span text:style-name="T35">1998</text:span> ON METACRITIC</text:p>
            <text:p text:style-name="P68">1 <text:span text:style-name="T36">THE LEGEND OF ZELDA OCARINA OF TIME</text:span></text:p>
            <text:p text:style-name="P69">2 TEKKEN 3</text:p>
            <text:p text:style-name="P69">3 HALF LIFE</text:p>
            <text:p text:style-name="P69">4 GRAN TURISMO</text:p>
            <text:p text:style-name="P69">5 METAL GEAR SOLID</text:p>
            <text:p text:style-name="P69">6 GRIM FANDANGO</text:p>
            <text:p text:style-name="P69">7 BANJO KAZOOIE</text:p>
            <text:p text:style-name="P69">8 THIEF THE DARK PROJECT</text:p>
            <text:p text:style-name="P69">9 BALDURS GATE</text:p>
          </table:table-cell>
        </table:table-row>
      </table:table>
      <text:p text:style-name="P6"/>
      <text:p text:style-name="P7"><text:span text:style-name="T11">T</text:span><text:span text:style-name="T7">he output should look like this:</text:span></text:p>
      <text:p text:style-name="P8">output.tx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0">- --- .--. / --. .- -- . ... / --- ..-. / .---- ----. ----. ---.. / --- -. / -- . - .- -.-. .-. .. - .. -.-. / .---- / - .... . / .-.. . --. . -. -.. / --- ..-. / --.. . .-.. -.. .- / --- -.-. .- .-. .. -. .- / --- ..-. / - .. -- . / ..--- / - . -.- -.- . -. / ...-- / ...-- / .... .- .-.. ..-. / .-.. .. ..-. . / ....- / --. .-. .- -. / - ..- .-. .. ... -- --- / ..... / -- . - .- .-.. / --. . .- .-. / ... --- .-.. .. -.. / -.... / --. .-. .. -- / ..-. .- -. -.. .- -. --. --- / --... / -... .- -. .--- --- / -.- .- --.. --- --- .. . / ---.. / - .... .. . ..-. / - .... . / -.. .- .-. -.- / .--. .-. --- .--- . -.-. - / ----. / -... .- .-.. -.. ..- .-. ... / --. .- - .</text:p>
          </table:table-cell>
        </table:table-row>
      </table:table>
      <text:p text:style-name="P2"/>
      <text:p text:style-name="P15"/>
      <text:h text:style-name="P87" text:outline-level="3"><text:bookmark-start text:name="__RefHeading__749_535536041"/>Step-by-step<text:bookmark-end text:name="__RefHeading__749_535536041"/></text:h>
      <text:p text:style-name="P17">Saving the input file</text:p>
      <text:list xml:id="list3444431234377333595" text:style-name="L1">
        <text:list-item>
          <text:p text:style-name="P72">Open up Notepad, or another text editor</text:p>
        </text:list-item>
        <text:list-item>
          <text:p text:style-name="P72">Copy-paste the “<text:span text:style-name="T47">TOP GAMES OF 1998 ON METACRITIC” </text:span>content into Notepad.</text:p>
        </text:list-item>
        <text:list-item>
          <text:p text:style-name="P72">Save this .txt file in the path of your C++ project, <text:span text:style-name="T48">the same folder where your .cpp file goes.</text:span></text:p>
        </text:list-item>
      </text:list>
      <text:p text:style-name="P16"/>
      <text:p text:style-name="P23">Iteration 1: Reading the file</text:p>
      <text:p text:style-name="P19">Utilize the <text:span text:style-name="T2">ifstream</text:span> object to open the text file for reading.</text:p>
      <text:p text:style-name="P18">Write the program so that it only reads in the <text:span text:style-name="T2">input.txt</text:span> file, one word at a time, and displays each <text:span text:style-name="T49">word to the screen with the </text:span><text:span text:style-name="T6">cout</text:span><text:span text:style-name="T49"> statement. <text:s/>You can read in one word at a time with the following:<text:line-break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0">ifstream input( "input.txt" );</text:p>
            <text:p text:style-name="P60"/>
            <text:p text:style-name="P60">string <text:span text:style-name="T50">word</text:span>;</text:p>
            <text:p text:style-name="P61">while ( input &gt;&gt; <text:span text:style-name="T50">word</text:span> )</text:p>
            <text:p text:style-name="P60">{</text:p>
            <text:p text:style-name="P60"><text:s text:c="4"/>// logic for each word</text:p>
            <text:p text:style-name="P60">}</text:p>
            <text:p text:style-name="P60"/>
            <text:p text:style-name="P60">input.close();</text:p>
          </table:table-cell>
        </table:table-row>
      </table:table>
      <text:list xml:id="list3333686240775190944" text:style-name="L2">
        <text:list-header>
          <text:p text:style-name="P73"/>
        </text:list-header>
      </text:list>
      <text:p text:style-name="P24">Iteration 2: Breaking down the words</text:p>
      <text:p text:style-name="P20">Add on to the program that reads each word. Now instead of using <text:span text:style-name="T2">cout</text:span> on each word, you will use <text:span text:style-name="T2">cout</text:span> to display each letter separately. <text:s/>Remember that you can treat a string as an array, and use a for loop to iterate through every letter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2">for ( int i = 0; i &lt; word.size(); i++ )</text:p>
            <text:p text:style-name="P62">{</text:p>
            <text:p text:style-name="P62"><text:s text:c="4"/>cout &lt;&lt; word[i] &lt;&lt; endl;</text:p>
            <text:p text:style-name="P62">}</text:p>
          </table:table-cell>
        </table:table-row>
      </table:table>
      <text:p text:style-name="P20"/>
      <text:p text:style-name="P21"/>
      <text:p text:style-name="P71">Iteration 3: Building a new string</text:p>
      <text:p text:style-name="P25"><text:span text:style-name="T51">For each word that is read in, you will want to build a new string. The string will start empty, and every letter that is read in, it will convert into morse code. </text:span><text:span text:style-name="T52">You might want to write a function to convert a single letter into a morse code string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3">ifstream input( "input.txt" );</text:p>
            <text:p text:style-name="P63"/>
            <text:p text:style-name="P63">string word;</text:p>
            <text:p text:style-name="P63">while ( input &gt;&gt; word )</text:p>
            <text:p text:style-name="P63">{</text:p>
            <text:p text:style-name="P63"><text:s text:c="4"/>string converted = "";</text:p>
            <text:p text:style-name="P63"><text:s text:c="4"/>for ( int i = 0; i &lt; word.size(); i++ )</text:p>
            <text:p text:style-name="P63"><text:s text:c="4"/>{</text:p>
            <text:p text:style-name="P63"><text:s text:c="8"/>converted += ConvertToMorseCode( word[i] );</text:p>
            <text:p text:style-name="P63"><text:s text:c="4"/>}</text:p>
            <text:p text:style-name="P63">}</text:p>
            <text:p text:style-name="P63"/>
            <text:p text:style-name="P63">input.close();</text:p>
          </table:table-cell>
        </table:table-row>
      </table:table>
      <text:p text:style-name="P25"/>
      <text:p text:style-name="P28">Write the function that will convert a single letter (a character) into a morse code string. You can use switch statements or if statements if you'd like. If you're really clever, you will use arrays, and realize that:</text:p>
      <text:p text:style-name="P31">int('A') = 65<text:tab/><text:tab/>int('Z') = 90</text:p>
      <text:p text:style-name="P29">But it not necessary to do this.</text:p>
      <text:p text:style-name="P25"/>
      <text:p text:style-name="P26">Iteration 4: Output the result</text:p>
      <text:p text:style-name="P27"><text:span text:style-name="T51">After a word is converted to the morse code version, make sure to output the results to a file called </text:span><text:span text:style-name="T53">output.txt</text:span><text:span text:style-name="T51">. </text:span><text:span text:style-name="T54">Instead of using cout, it will look more like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4">ofstream output( "output.txt" );</text:p>
            <text:p text:style-name="P64"/>
            <text:p text:style-name="P64">// after conversion:</text:p>
            <text:p text:style-name="P64">output &lt;&lt; conversion;</text:p>
          </table:table-cell>
        </table:table-row>
      </table:table>
      <text:p text:style-name="P27"/>
      <text:p text:style-name="P27"/>
      <text:p text:style-name="P30"/>
      <text:h text:style-name="P82" text:outline-level="1"><text:bookmark-start text:name="__RefHeading__751_535536041"/>File I/O and Structs<text:bookmark-end text:name="__RefHeading__751_535536041"/></text:h>
      <text:h text:style-name="P83" text:outline-level="2"><text:bookmark-start text:name="__RefHeading__753_535536041"/>Exercise <text:span text:style-name="T33">2</text:span>: <text:span text:style-name="T37">Inventory and Receipts</text:span><text:bookmark-end text:name="__RefHeading__753_535536041"/></text:h>
      <text:p text:style-name="P11">Write a program that will load in a list of items that a store sells from an input file, <text:span text:style-name="T2">inventory.txt</text:span><text:span text:style-name="T7">.</text:span></text:p>
      <text:p text:style-name="P34"><text:span text:style-name="T21">Create a struct </text:span><text:span text:style-name="T4">Product</text:span><text:span text:style-name="T21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5">struct Product</text:p>
            <text:p text:style-name="P65">{</text:p>
            <text:p text:style-name="P65"><text:s text:c="4"/>string itemCode;</text:p>
            <text:p text:style-name="P65"><text:s text:c="4"/>string section;</text:p>
            <text:p text:style-name="P65"><text:s text:c="4"/>float price;</text:p>
            <text:p text:style-name="P65"><text:s text:c="4"/>int quantityInStock;</text:p>
            <text:p text:style-name="P65">};</text:p>
          </table:table-cell>
        </table:table-row>
      </table:table>
      <text:p text:style-name="P35"/>
      <text:h text:style-name="Heading_20_3" text:outline-level="3">Loading in the products</text:h>
      <text:p text:style-name="P36">Create an array of Product items that symbolizes all the items available in this store.</text:p>
      <text:p text:style-name="P36">First thing in your program, you will load in all the items from <text:span text:style-name="T2">inventory.txt</text:span><text:span text:style-name="T7">. There is a sample of this file below. Every line has 4 pieces of information: Item code, Section, Price, and Quantity.</text:span></text:p>
      <text:p text:style-name="P36"><text:span text:style-name="T7">Load in each item from the inventory list into the Product array. Don't use </text:span><text:span text:style-name="T55">getline</text:span><text:span text:style-name="T7">, just use the &gt;&gt; operator to get one word at a time </text:span><text:span text:style-name="T22">from the text file.</text:span></text:p>
      <text:p text:style-name="P74"/>
      <text:p text:style-name="P10">Hints</text:p>
      <text:list xml:id="list4875010554211459307" text:style-name="L3">
        <text:list-item>
          <text:p text:style-name="P77"><text:span text:style-name="T22">S</text:span><text:span text:style-name="T23">ince you can assume the file always is in the same format – four items per row – you can use &gt;&gt; multiple times to get all 4 pieces of information for the Product item.</text:span></text:p>
        </text:list-item>
        <text:list-item>
          <text:p text:style-name="P78"><text:span text:style-name="T23">M</text:span><text:span text:style-name="T7">ake sure to skip the header of the text file – the first 4 pieces of information in the document should be skipped. (To skip, just use &gt;&gt; four times but store it in a temporary string variable.)</text:span></text:p>
        </text:list-item>
      </text:list>
      <text:p text:style-name="P35"/>
      <text:h text:style-name="P85" text:outline-level="3"/>
      <text:h text:style-name="P89" text:outline-level="3">Shop</text:h>
      <text:p text:style-name="P37">You will create a second Product array to store the items in the user's cart, so you will have something like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6">Product inventory[50];</text:p>
            <text:p text:style-name="P66">Product cart[50];</text:p>
          </table:table-cell>
        </table:table-row>
      </table:table>
      <text:p text:style-name="P37"/>
      <text:p text:style-name="P37">The sizes are set to an arbitrarily large number because we don't know how many items could be in the <text:span text:style-name="T2">inventory.txt</text:span><text:span text:style-name="T7"> file, or how many items the user may want to buy.</text:span></text:p>
      <text:p text:style-name="P37"/>
      <text:p text:style-name="P75">Create a loop that will continue running until the user is done and ready to check out:</text:p>
      <text:p text:style-name="P38"><text:span text:style-name="T7">First, it will display all the SECTIONS of the store – </text:span><text:span text:style-name="T25">MOVIES</text:span><text:span text:style-name="T7">, </text:span><text:span text:style-name="T25">GAMES</text:span><text:span text:style-name="T7">, and </text:span><text:span text:style-name="T25">SNACKS, </text:span><text:span text:style-name="T27">as well as an option to Check Out</text:span><text:span text:style-name="T7">. Have the user select where they want a product from, </text:span><text:span text:style-name="T24">then you will display a sub-menu based on this.</text:span></text:p>
      <text:p text:style-name="P39"><text:span text:style-name="T24">I</text:span><text:span text:style-name="T7">n the sub-menu, you will display all inventory items that have this section. You don't know which items these will be, since </text:span><text:span text:style-name="T2">inventory.txt</text:span><text:span text:style-name="T7"> can change, so </text:span><text:span text:style-name="T56">loop through the entire inventory list</text:span><text:span text:style-name="T7">, and only display the option if the </text:span><text:span text:style-name="T55">section</text:span><text:span text:style-name="T7"> variable </text:span><text:span text:style-name="T26">of the Product item</text:span><text:span text:style-name="T7"> is the same as the </text:span><text:span text:style-name="T26">section the user is currently looking at.</text:span></text:p>
      <text:p text:style-name="P40"/>
      <text:p text:style-name="P32"><text:span text:style-name="T7">After an item is selected, it is added to an array of items in the cart </text:span><text:span text:style-name="T15">. </text:span><text:span text:style-name="T16">After the user selects an item, decrease its QUANTITY in the inventory by 1. If the user tries to buy an item that has a quantity of 0, do not allow them to. </text:span><text:span text:style-name="T19">The user can buy the same item multiple times if there is enough quantity.</text:span></text:p>
      <text:p text:style-name="P33"/>
      <text:p text:style-name="P13"><text:span text:style-name="T15">O</text:span><text:span text:style-name="T7">nce the user is done </text:span><text:span text:style-name="T17">selecting items to purchase </text:span><text:span text:style-name="T28">(has selected the “Check Out” option)</text:span><text:span text:style-name="T17">, </text:span><text:span text:style-name="T18">tally the total, calculate the price with tax, and then output the purchase information (each item name and price, </text:span><text:span text:style-name="T20">quantity of each,</text:span><text:span text:style-name="T18"> </text:span><text:span text:style-name="T20">price per item, </text:span><text:span text:style-name="T18">total </text:span><text:span text:style-name="T20">per item, total of all items</text:span><text:span text:style-name="T18">, and total after tax) to a file called </text:span><text:span text:style-name="T5">receipt.txt</text:span><text:span text:style-name="T18">. </text:span><text:span text:style-name="T29">See the next page for sample files.</text:span></text:p>
      <text:p text:style-name="P13"/>
      <text:p text:style-name="P13"/>
      <text:p text:style-name="P13"/>
      <text:p text:style-name="P76"/>
      <text:h text:style-name="Heading_20_3" text:outline-level="3"><text:soft-page-break/>Input</text:h>
      <text:p text:style-name="P8">inventory.tx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9">ITEM_CODE<text:tab/><text:tab/><text:tab/>SECTION<text:tab/><text:tab/>PRICE<text:tab/><text:tab/>QUANTITY</text:p>
            <text:p text:style-name="P50">The_Godfather<text:tab/><text:tab/>M<text:span text:style-name="T38">OVIES<text:tab/><text:tab/>13.99<text:tab/><text:tab/>10</text:span></text:p>
            <text:p text:style-name="P50">Seven_Samurai<text:tab/><text:tab/>M<text:span text:style-name="T38">OVIES<text:tab/><text:tab/>25.99<text:tab/><text:tab/>2</text:span></text:p>
            <text:p text:style-name="P51">The_Producers<text:tab/><text:tab/>MOVIES<text:tab/><text:tab/><text:span text:style-name="T39">12.99<text:tab/><text:tab/>5</text:span></text:p>
            <text:p text:style-name="P52">Super_Mario_Galaxy<text:tab/>GAMES<text:tab/><text:tab/><text:span text:style-name="T40">19.99<text:tab/><text:tab/>10</text:span></text:p>
            <text:p text:style-name="P52">Half_Life_2<text:tab/><text:tab/>GAMES<text:tab/><text:tab/><text:span text:style-name="T40">5.99<text:tab/><text:tab/><text:tab/>2</text:span></text:p>
            <text:p text:style-name="P53">Resident_Evil_4<text:tab/>GAMES<text:tab/><text:tab/><text:span text:style-name="T41">12.75<text:tab/><text:tab/>3</text:span></text:p>
            <text:p text:style-name="P54">Popcorn<text:tab/><text:tab/><text:tab/>SNACKS<text:tab/><text:tab/><text:span text:style-name="T41">3.99<text:tab/><text:tab/><text:tab/>21</text:span></text:p>
            <text:p text:style-name="P54">Chocolate_Bar<text:tab/><text:tab/>SNACKS<text:tab/><text:tab/><text:span text:style-name="T42">1.19<text:tab/><text:tab/><text:tab/>15</text:span></text:p>
            <text:p text:style-name="P54">Soda<text:tab/><text:tab/><text:tab/><text:tab/>SNACKS<text:tab/><text:tab/><text:span text:style-name="T43">1.59<text:tab/><text:tab/><text:tab/>20</text:span></text:p>
          </table:table-cell>
        </table:table-row>
      </table:table>
      <text:p text:style-name="P12"/>
      <text:h text:style-name="Heading_20_3" text:outline-level="3"><text:bookmark-start text:name="__RefHeading__757_535536041"/>Sample Output<text:bookmark-end text:name="__RefHeading__757_535536041"/></text:h>
      <text:p text:style-name="P9">receipt.txt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ITEM<text:tab/><text:tab/><text:tab/><text:tab/><text:tab/>COUNT<text:tab/>PPI<text:tab/><text:tab/><text:tab/>TOTAL</text:p>
            <text:p text:style-name="P56">Popcorn<text:tab/><text:tab/><text:tab/><text:tab/><text:span text:style-name="T44">1<text:tab/><text:tab/>$3.99<text:tab/><text:tab/>$3.99</text:span></text:p>
            <text:p text:style-name="P56">Soda<text:tab/><text:tab/><text:tab/><text:tab/><text:tab/><text:span text:style-name="T44">5<text:tab/><text:tab/>$1.59<text:tab/><text:tab/>$7.95</text:span></text:p>
            <text:p text:style-name="P57">Super_Mario_Galaxy<text:tab/><text:tab/><text:span text:style-name="T45">1<text:tab/><text:tab/>$19.99<text:tab/><text:tab/>$19.99</text:span></text:p>
            <text:p text:style-name="P58">The_Godfather<text:tab/><text:tab/><text:tab/>1<text:tab/><text:tab/>$13.99<text:tab/><text:tab/>$13.99</text:p>
            <text:p text:style-name="P58">The_Producers<text:tab/><text:tab/><text:tab/>1<text:tab/><text:tab/>$12.99<text:tab/><text:tab/>$12.99</text:p>
            <text:p text:style-name="P58"/>
            <text:p text:style-name="P59">Total Cost: $58.91</text:p>
            <text:p text:style-name="P59">Tax:<text:tab/>8.85%</text:p>
            <text:p text:style-name="P59">Price Due: <text:span text:style-name="T46">$64.12</text:span></text:p>
          </table:table-cell>
        </table:table-row>
      </table:table>
      <text:p text:style-name="P14"/>
      <text:p text:style-name="P22">It is OK if your price ends up having more items to the right of the decimal place than this.</text:p>
      <text:p text:style-name="P22"/>
      <text:h text:style-name="P8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a4d4" officeooo:paragraph-rsid="0012a4d4"/>
    </style:style>
    <style:style style:name="MT1" style:family="text">
      <style:text-properties officeooo:rsid="0018df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Page <text:page-number text:select-page="current">7</text:page-number> of 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32.247391202</meta:creation-date>
    <meta:editing-duration>PT2H17M</meta:editing-duration>
    <meta:editing-cycles>303</meta:editing-cycles>
    <meta:generator>LibreOffice/4.2.8.2$Linux_X86_64 LibreOffice_project/420m0$Build-2</meta:generator>
    <dc:title>PageNumber</dc:title>
    <dc:date>2016-03-14T18:30:01.659287078</dc:date>
    <meta:document-statistic meta:table-count="11" meta:image-count="0" meta:object-count="0" meta:page-count="7" meta:paragraph-count="188" meta:word-count="1454" meta:character-count="7205" meta:non-whitespace-character-count="5844"/>
    <meta:template xlink:type="simple" xlink:actuate="onRequest" xlink:title="PageNumber" xlink:href="../../../../../.config/libreoffice/4/user/template/PageNumber.ott" meta:date="2016-01-19T22:51:32.178040509"/>
  </office:meta>
</office:document-meta>
</file>